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zeichnisliste</text:h>
      <text:p text:style-name="Standard"/>
      <text:p text:style-name="Standard">bootloader <text:s/>(Bootloader für Stick intern)</text:p>
      <text:p text:style-name="Standard">initramfs <text:s/>(Kernel für Stick + Weboberfläche Passwort + Mini Dateisystem mit LUKS)</text:p>
      <text:p text:style-name="Standard">lpc3143_54_tools_v10 <text:s/>(Tools zum Verschlüsseln Bootloader)</text:p>
      <text:p text:style-name="Standard">kernel (Kernel für Stick)</text:p>
      <text:p text:style-name="Standard">toolchain (C/C++ Toolchain für Stick)</text:p>
      <text:p text:style-name="Standard">keys (Schlüssel für Bootloader)</text:p>
      <text:p text:style-name="Standard">rootfs (Debian Dateisystem für Luks-Container)</text:p>
      <text:p text:style-name="Standard">tools (Programme zum Verwalten von Schlüssel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Sauter</meta:initial-creator>
    <meta:creation-date>2014-02-18T09:01:56</meta:creation-date>
    <meta:printed-by>Benedikt Sauter</meta:printed-by>
    <meta:print-date>2014-02-18T09:04:42</meta:print-date>
    <dc:date>2014-02-18T11:20:36</dc:date>
    <dc:creator>Benedikt Sauter</dc:creator>
    <meta:editing-duration>PT2H3M28S</meta:editing-duration>
    <meta:editing-cycles>1</meta:editing-cycles>
    <meta:document-statistic meta:table-count="0" meta:image-count="0" meta:object-count="0" meta:page-count="1" meta:paragraph-count="9" meta:word-count="47" meta:character-count="384" meta:non-whitespace-character-count="341"/>
    <meta:generator>LibreOffice/3.5$Linux_x86 LibreOffice_project/350m1$Build-2</meta:generator>
  </office:meta>
</office:document-meta>
</file>